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s Gemeindewappen von Küsnacht</text:p>
      <text:p text:style-name="Standard">Am 23. November 1933 hat der Gemeinderat von Küsnacht der Form des</text:p>
      <text:p text:style-name="Standard">heute den meisten Bürgern und Einwohnern wohlbekannten Gemeinde­</text:p>
      <text:p text:style-name="Standard">wappens zugestimmt, nachdem diese von der Wappenkommission der Anti­</text:p>
      <text:p text:style-name="Standard">quarischen Gesellschaft in Zürich in Verbindung mit dem Staatsarchiv berei­</text:p>
      <text:p text:style-name="Standard">nigt worden war. Der rote Schild mit dem quadratischen goldenen Kissen,</text:p>
      <text:p text:style-name="Standard">das an den Ecken gleichfarbige Quasten aufweist und dessen Ränder gegen­</text:p>
      <text:p text:style-name="Standard">über den Flanken des Schildes um 4 5 Grad gedreht sind, wird in unveränderter</text:p>
      <text:p text:style-name="Standard">Form auch im neuen Gemeindewappenbuch des Kantons Zürich erscheinen.</text:p>
      <text:p text:style-name="Standard">Es lohnt sich daher, sich einmal mit Entstehung, Geschichte und Bedeutung</text:p>
      <text:p text:style-name="Standard">des Küsnachter Gemeindewappens zu befassen, um so mehr, als sein Inhalt</text:p>
      <text:p text:style-name="Standard">schon zu allerlei Vermutungen Anlass gegeben hat.</text:p>
      <text:p text:style-name="Standard">Der äussere Werdegang</text:p>
      <text:p text:style-name="Standard">Die älteste uns erhaltene Darstellung des Wappens von Küsnacht verdanken</text:p>
      <text:p text:style-name="Standard">wir einer Gemeindescheibe vom Jahre 1 5 5 6, die als Hauptmotiv drei Jahr­</text:p>
      <text:p text:style-name="Standard">zehnte nach Einführung der Reformation noch immer den volkstümlichen</text:p>
      <text:p text:style-name="Standard">Kirchenpatron, den heiligen Georg, zeigt, wie er den Drachen bezwingt.</text:p>
      <text:p text:style-name="Standard">Hoch zu Ross schwingt die ritterliche Gestalt das Schwert, um das Ungeheuer</text:p>
      <text:p text:style-name="Standard">zu erlegen und, gemäss der Legende, die im Hintergrund betende Jungfrau</text:p>
      <text:p text:style-name="Standard">zu befreien. Unter dem Bild verläuft eine Leiste mit der Inschrift: «Dill</text:p>
      <text:p text:style-name="Standard">Fenster schenckt ein gmeind zu Küßnacht. » Links über der Zeile, neben</text:p>
      <text:p text:style-name="Standard">einem Flick, steht die J ahrzahl 1 5 5 6. An den Flanken der rechteckigen Scheibe</text:p>
      <text:p text:style-name="Standard">streben zwei Säulen empor, die - gleich einem Bogen - das reich gestaltete</text:p>
      <text:p text:style-name="Standard">Oberteil tragen. Hier befindet sich zwischen Ornamenten und zwei Hörner</text:p>
      <text:p text:style-name="Standard">blasenden Engeln die Wappenpyramide, bestehend aus drei Schilden. Heral­</text:p>
      <text:p text:style-name="Standard">disch rechts sieht man das Gemeindewappen von Küsnacht, links den roten</text:p>
      <text:p text:style-name="Standard">Schild mit dem durchgehenden weissen Kreuz des Johanniterordens und dar­</text:p>
      <text:p text:style-name="Standard">über - seitenverkehrt - das blauweisse Wappen des Standes Zürich!.</text:p>
      <text:p text:style-name="Standard">Weitere Informationen auf www.ortsgeschichte-kuesnacht.ch</text:p>
      <text:p text:style-name="Standard">Wie wurde nun der Küsnachter Schild von 1 5 5 6 gestaltet? In der Substanz</text:p>
      <text:p text:style-name="Standard">ist bereits alles da, denn in rotem Felde gewahrt man ein goldenes Kissen mit</text:p>
      <text:p text:style-name="Standard">Quasten oder «Zotteln» an den Ecken. Dennoch bestehen gegenüber den</text:p>
      <text:p text:style-name="Standard">späteren, besser stilisierten Formen einige Abweichungen: Erstens ist das</text:p>
      <text:p text:style-name="Standard">Kissen nicht quadratisch, sondern rechteckig, zweitens ist es nicht schräg­</text:p>
      <text:p text:style-name="Standard">gestellt, sondern quer - balkenweise - in den Schild gelegt, und drittens wurde</text:p>
      <text:p text:style-name="Standard">seine Fläche mit durchgehenden, den Rändern parallel laufenden Doppel­</text:p>
      <text:p text:style-name="Standard">linien geschmückt, eine Zutat, die allerdings bei einer heraldischen Beschrei­</text:p>
      <text:p text:style-name="Standard">bung (Blasonierung) kaum erwähnt werden müsste.</text:p>
      <text:p text:style-name="Standard">Man wird sich die Frage stellen, ob das Wappen mit dem Kissen nicht</text:p>
      <text:p text:style-name="Standard">schon früher von der Dorfgemeinde Küsnacht angenommen worden ist. Es</text:p>
      <text:p text:style-name="Standard">verdient Beachtung, dass in dem Wappenbrief, welchen der Küsnachter</text:p>
      <text:p text:style-name="Standard">Komtur Andreas Gubelmann am 24. August 1497 vom Einsiedler Dekan und</text:p>
      <text:p text:style-name="Standard">Hofpfalzgrafen Kaiser Friedrichs III., Albrecht von Bonstetten, erhielt, als</text:p>
      <text:p text:style-name="Standard">Helmzier ein goldenes Kissen mit roten Quasten erscheint2. Man darf sich</text:p>
      <text:p text:style-name="Standard">nun nicht vorstellen, dass der Freiherr von Bonstetten die Wappen, die er</text:p>
      <text:p text:style-name="Standard">verlieh, selbst entworfen habe; vielmehr wurden sie auf Grund bereits vor­</text:p>
      <text:p text:style-name="Standard">handener Überlieferungen oder persönlicher Wünsche in die Pergamentbriefe</text:p>
      <text:p text:style-name="Standard">aufgenommen. Wenn nun Gubelmann zwar für seinen Schild in Gold einen</text:p>
      <text:p text:style-name="Standard">rotbekleideten halben Mönch, für das Kleinod aber ein goldenes Kissen ein­</text:p>
      <text:p text:style-name="Standard"><text:soft-page-break/>reichte, so dürfen wir annehmen, dass er hier auf ein bereits vorhandenes</text:p>
      <text:p text:style-name="Standard">Gemeindesymbol anspieltes.</text:p>
      <text:p text:style-name="Standard">Freilich mag dieses erst zaghaft verwendet worden sein, denn nach der be­</text:p>
      <text:p text:style-name="Standard">kannten Chronik von Gerold Edlibach, die um 1486 entstand, führte die</text:p>
      <text:p text:style-name="Standard">Links: Wappen der Herren von Kil.rsnafht am Rigi, nach Malerei im Haus «Zum Loch» und Siegeln. -</text:p>
      <text:p text:style-name="Standard">Mitte: Schlechte Variante des Wappens von Kiisnafht ZH auf Briefköpfen und Bürgerrechtsurkunden</text:p>
      <text:p text:style-name="Standard">des 19. und beginnenden 20. Jahrhunderts. - Rechts: Vollwappen des Geschlechtes AbrkJrf nach</text:p>
      <text:p text:style-name="Standard">Gerold Edlibach (15. Jahrhundert).</text:p>
      <text:p text:style-name="Standard">6</text:p>
      <text:p text:style-name="Standard">Weitere Informationen auf www.ortsgeschichte-kuesnacht.ch</text:p>
      <text:p text:style-name="Standard">Kirchhöre Küsnacht zu jener Zeit den heiligen Georg im Wappen4. In rotem</text:p>
      <text:p text:style-name="Standard">Feld schlägt der graubekleidete Ritter, einen Schimmel reitend, auf den grünen</text:p>
      <text:p text:style-name="Standard">Lindwurm ein. Es muss aber auch beachtet werden, dass Pfarrei, Dorfge­</text:p>
      <text:p text:style-name="Standard">meinde und Vogtei drei verschiedene Rechtsbereiche waren, deren Wappen</text:p>
      <text:p text:style-name="Standard">ursprünglich nicht übereinzustimmen brauchten. Das Kissen kann also sehr</text:p>
      <text:p text:style-name="Standard">wohl neben der Kampf�e mit dem heiligen Georg schon im l 5. Jahrhundert</text:p>
      <text:p text:style-name="Standard">verwendet worden sein.</text:p>
      <text:p text:style-name="Standard">Die Gemeindescheibe von l 5 5 6 beweist, dass man sich damals zwar des</text:p>
      <text:p text:style-name="Standard">heiligen Georgs noch erinnerte, jedoch als Wappenfigur endgültig das Kissen</text:p>
      <text:p text:style-name="Standard">übernommen hatte. Es wurde sowohl im Schilde der Dorfgemeinde wie in</text:p>
      <text:p text:style-name="Standard">jenem der weit darüber hinausgreifenden Obervogtei Küsnacht verwendet.</text:p>
      <text:p text:style-name="Standard">Das zeigen etwa die mrcherischen Ämterscheiben der Jahre l 544, l 5 60 und</text:p>
      <text:p text:style-name="Standard">1574. aber auch die vielen anderen Zusammenstellungen der Wappen aller</text:p>
      <text:p text:style-name="Standard">Vogteien, Herrschaften und Mwili:ipalstädte des Zürcher Hoheitsgebietes mit</text:p>
      <text:p text:style-name="Standard">ihrer meist kreisförmigen Anordnung der Schilde. In der Kantonskarte von</text:p>
      <text:p text:style-name="Standard">Jos Muret aus dem Jahre 1566 sieht man den Schild mit dem Kissen unmittel­</text:p>
      <text:p text:style-name="Standard">bar rechts neben den Komtureigebäuden, und auf der noch berühmteren</text:p>
      <text:p text:style-name="Standard">Zürcherkarte, die von Hans Conrad Gyger 1667 vollendet wurde, ist er farbig</text:p>
      <text:p text:style-name="Standard">eingetragen o.</text:p>
      <text:p text:style-name="Standard">Während bei Murer die Fläche des Kissens in neun Quadrätchen eingeteilt</text:p>
      <text:p text:style-name="Standard">ist, wirkt die Figur bei Gyger beinahe kreisrund; beide aber stellen das Kissen</text:p>
      <text:p text:style-name="Standard">so, dass sich die Quasten oben und unten, links und rechts befinden. Eine</text:p>
      <text:p text:style-name="Standard">weitere Variante hat seine�eit Professor Dr. Friedrich Hegi-Naef in einem</text:p>
      <text:p text:style-name="Standard">Glasgemäldeentwurf (Scheibenriss) für das Stadtgericht Zürich aus deµi Jahre</text:p>
      <text:p text:style-name="Standard">1693 gefunden; in diesem findet man ein ovales Kissen, dessen Läi:igsachse</text:p>
      <text:p text:style-name="Standard">senkrecht steht, wobei die Quasten oben und unten sowie an den Seiten an­</text:p>
      <text:p text:style-name="Standard">gebracht sind s.</text:p>
      <text:p text:style-name="Standard">Nach der Revolution hat Küsnacht sein Gemeindewappen beibehalten,</text:p>
      <text:p text:style-name="Standard">doch zeigt sich nun jene heraldische Unwissenheit und Entartung, wie sie für</text:p>
      <text:p text:style-name="Standard">das 19. Jahrhundert charakteristisch ist. Auf einem Flöchnersack der Feuer­</text:p>
      <text:p text:style-name="Standard">wehr vom Jahre 1821 wurde in schwarzem Grund ein ebenfalls stehendes</text:p>
      <text:p text:style-name="Standard">ovales Kissen braunrot aufgemalt, wobei die Quasten gleich angeordnet sind</text:p>
      <text:p text:style-name="Standard">wie im Scheibenriss von 1693. Unfarbig findet sich sodann das Gemeinde­</text:p>
      <text:p text:style-name="Standard">wappen auf der grossen Glocke vom Jahre 1857; das Kissen ist nun wieder</text:p>
      <text:p text:style-name="Standard">quadratisch, auf eine Ecke gestellt und mit den vier Quasten versehen. Dazu</text:p>
      <text:p text:style-name="Standard">kommen als ornamentale Zutat vier je mit einer Kante gleichlaufende Doppel­</text:p>
      <text:p text:style-name="Standard">linien - wie in der Gemeindescheibe von l 5 5 6. Nur wenig jünger ist eine Bild­</text:p>
      <text:p text:style-name="Standard">hauerarbeit, die bei der Kirchenrenovation von 1866 an einer Konsole der</text:p>
      <text:p text:style-name="Standard">Empore angebracht wurde. Diesmal zeigt der Schild ein nur schwach schräg­</text:p>
      <text:p text:style-name="Standard"><text:soft-page-break/>gestelltes rechteckiges Kissen mit den üblichen Eckquasten 7,</text:p>
      <text:p text:style-name="Standard">7</text:p>
      <text:p text:style-name="Standard">Weitere Informationen auf www.ortsgeschichte-kuesnacht.ch</text:p>
      <text:p text:style-name="Standard">In dieses Jahrhundert fällt sodann ein Stempel des Gemeinderats Küsnacht,</text:p>
      <text:p text:style-name="Standard">in dessen Schild von unten und von den Flanken her anscheinend nur noch ein</text:p>
      <text:p text:style-name="Standard">Teil des Kissens hineinragt; dieser ist geschacht oder gerautet und endet oben</text:p>
      <text:p text:style-name="Standard">mit einer Quaste. Ebenso bedenklich ist das Wappen auf einem Briefkopf, wie</text:p>
      <text:p text:style-name="Standard">er während einiger Zeit im Gebrauch war. Einer auch anderwärts feststellbaren</text:p>
      <text:p text:style-name="Standard">Mode folgend, wurde das Gemeindesymbol in den von Weiss und Blau</text:p>
      <text:p text:style-name="Standard">schräggeteilten Zürcherschild gesetzt, was nicht nur unschöne Überschnei­</text:p>
      <text:p text:style-name="Standard">dungen, sondern auch Konflikte mit den heraldischen Farbgesetzen ergab. In</text:p>
      <text:p text:style-name="Standard">unserem Falle ist das Kissen dazu noch rautenförmig und mit je drei Nähten</text:p>
      <text:p text:style-name="Standard">in beiden Richtungen gesteppt. Diese unglückliche Form wurde dann in</text:p>
      <text:p text:style-name="Standard">späteren Briefköpfen, die Anfang der dreissiger Jahre noch gebraucht wurden,</text:p>
      <text:p text:style-name="Standard">etwas verbessert, indem das gesteppte Kissen - nun wieder fast quadratisch -</text:p>
      <text:p text:style-name="Standard">in einen einheitlichen roten Schild (angedeutet durch senkrechte Schraffierung)</text:p>
      <text:p text:style-name="Standard">gestellt wurde. Von hier war der Schritt zur heute gültigen, «klassischen»</text:p>
      <text:p text:style-name="Standard">Form des Kissens nicht mehr weit: Man hatte nur die streng quadratische</text:p>
      <text:p text:style-name="Standard">Form zu wählen, die Steppnähte wegzulassen und die Quasten einheitlich und</text:p>
      <text:p text:style-name="Standard">ohne Andeutung einer Perspektive zu stilisierens.</text:p>
      <text:p text:style-name="Standard">Einflüsse von Kiissnacht am Rigi?</text:p>
      <text:p text:style-name="Standard">Es lag schon immer nahe, das Wappen von Küsnacht am Zürichsee mit dem</text:p>
      <text:p text:style-name="Standard">ähnlichen Schilde der Gemeinde Küssnacht am Rigi und dem des dort be­</text:p>
      <text:p text:style-name="Standard">heimateten Ministerialengeschlechtes in Verbindung zu bringen. Die Frage</text:p>
      <text:p text:style-name="Standard">wurde nicht vereinfacht durch den Umstand, dass im 11. Jahrhundert ein</text:p>
      <text:p text:style-name="Standard">edelfreier Ekkehard von Kiissnacht lebte, den die Acta Murensia nach Küsnacht</text:p>
      <text:p text:style-name="Standard">am Zürichsee versetzen, während ihn andere Forscher Küssnacht am Rigi zu­</text:p>
      <text:p text:style-name="Standard">ordneten. Paul Kläui hat vor etlichen Jahren an dieser Stelle in einer Abhand­</text:p>
      <text:p text:style-name="Standard">lung über Küsnacht und die Herren von Küsnacht die These vertreten, dass</text:p>
      <text:p text:style-name="Standard">jener « Eggehardus de Cussinach», der am z. Juni 1087 als Zeuge für den</text:p>
      <text:p text:style-name="Standard">Grafen Burkhard von Nellenburg im Kloster Allerheiligen zu Schaffhausen</text:p>
      <text:p text:style-name="Standard">auftrat, wirklich von Küssnacht am Vierwaldstättersee stammte9. Durch seine</text:p>
      <text:p text:style-name="Standard">Beziehungen zu den Grafen von Lenzburg, die damals die Reichsvogtei am</text:p>
      <text:p text:style-name="Standard">rechten Zürichseeufer verwalteten, wäre er in unsere Gegend verpflanzt und</text:p>
      <text:p text:style-name="Standard">zum Bau der Burg Wulp bei Küsnacht veranlasst worden. Mit ihm wäre auch</text:p>
      <text:p text:style-name="Standard">der Name des Dorfes am Rigi, der auf einen gallorömischenjundm Cossoniacm</text:p>
      <text:p text:style-name="Standard">zurückgeführt wird, an den Zürichsee verschleppt worden, wo somit erst im</text:p>
      <text:p text:style-name="Standard">ausgehenden II. Jahrhundert ein zweites Küs(s)nach(t) entstand. Die frei­</text:p>
      <text:p text:style-name="Standard">herrliche Familie des Ekkehard von Küsnacht, zu welcher wir auch einen um</text:p>
      <text:p text:style-name="Standard">die Wende vom</text:p>
      <text:p text:style-name="Standard">II. zum 12. Jahrhundert in Toggwil-Meilen begüterten</text:p>
      <text:p text:style-name="Standard">«Ruopertus de Küssenacho» zählen dürfen, muss früh ausgestorben seinlO.</text:p>
      <text:p text:style-name="Standard">8</text:p>
      <text:p text:style-name="Standard">Weitere Informationen auf www.ortsgeschichte-kuesnacht.ch</text:p>
      <text:p text:style-name="Standard">Da die Wappen beim Adel erst im zweiten Viertel des 12.. Jahrhunderts auf­</text:p>
      <text:p text:style-name="Standard">kamen, ist es ausgeschlossen, dass die Edelherren von Küssnacht schon ein</text:p>
      <text:p text:style-name="Standard">solches besessen haben. Damit scheidet jede Möglichkeit aus, das Gemeinde­</text:p>
      <text:p text:style-name="Standard">wappen von Küsnacht an die Herren der Wulp anzuknüpfen; was diese uns</text:p>
      <text:p text:style-name="Standard">hinterlassen haben, ist der Name des Dorfes - und das ist wahrlich nicht</text:p>
      <text:p text:style-name="Standard"><text:soft-page-break/>wenig.</text:p>
      <text:p text:style-name="Standard">Wie aber steht es mit den Dienstmannen von Küssnacht am Vierwald­</text:p>
      <text:p text:style-name="Standard">stättersee? Diese lassen sich nicht mit Sicherheit als Nachkommen eines in der</text:p>
      <text:p text:style-name="Standard">alten Heimat verbliebenen Zweiges der Freiherren nachweisen. Denkbar wäre</text:p>
      <text:p text:style-name="Standard">aber eine solche Abstammung doch, denn ihre Burg-im Volke als «Gessler­</text:p>
      <text:p text:style-name="Standard">burg» bezeichnet -war kein Lehen eines höheren Herrn, etwa des Hauses</text:p>
      <text:p text:style-name="Standard">Habsburg-Österreich. Das eröffnet die Möglichkeit, dass die einst freiherrlichen</text:p>
      <text:p text:style-name="Standard">Küssnachter durch den Eintritt in ein Dienstverhältnis oder durch die Heirat</text:p>
      <text:p text:style-name="Standard">mit einer Tochter des niederen Adels ihren edelfreien Stand verloren haben</text:p>
      <text:p text:style-name="Standard">und dadurch zu Ministerialen geworden sind.</text:p>
      <text:p text:style-name="Standard">Als ältester Vertreter der ritterlichen Dienstmannenfamilie kennt man</text:p>
      <text:p text:style-name="Standard">Eppa I. von Küssnacht, der im Jahre 1 210 als Bürge für Graf Rudolf von</text:p>
      <text:p text:style-name="Standard">Habsburg gegenüber Engelberg auftrat. Sein Sohn Rudolf, Ritter, kommt von</text:p>
      <text:p text:style-name="Standard">1256 bis 12.63 in Urkunden vor, ein Ritter Johannes von 1258 bis 1 2.84. Des</text:p>
      <text:p text:style-name="Standard">letztem Sohn, Eppa II., bezeugt von 1 282 bis 1331, erlebte es, dass ihm seine</text:p>
      <text:p text:style-name="Standard">Vogtleute die Burg stürmen wollten; mit seinen Söhnen Eppa III. und Ritter</text:p>
      <text:p text:style-name="Standard">Hartmann muss das Geschlecht um die Mitte des 14. Jahrhunderts ausgestor­</text:p>
      <text:p text:style-name="Standard">ben seinll.</text:p>
      <text:p text:style-name="Standard">Von diesem Geschlechte ist uns das Wappen zuverlässig überliefert. Sein</text:p>
      <text:p text:style-name="Standard">Schild findet sich, in Farben wiedergegeben, unter den bekannten Wappen im</text:p>
      <text:p text:style-name="Standard">Haus «Zum Loch» in Zürich und zeigt in Rot ein silbernes Kissen ahne Quasten,</text:p>
      <text:p text:style-name="Standard">und zwar geradestehend, indem die leicht eingebogenen Ränder mit der obem</text:p>
      <text:p text:style-name="Standard">Begrenzung und den Flanken des Schildes gleichlaufend sin� 12, Genau das</text:p>
      <text:p text:style-name="Standard">gleiche Wappen - nur ohne Farben -finden wir im Siegel Ritter Eppos II. von</text:p>
      <text:p text:style-name="Standard">Küssnacht, dessen gotischer Spitzschild die Umschrift trägt: + S' .EPPONIS.</text:p>
      <text:p text:style-name="Standard">MILITIS.DE.CHUSSINACH13, Während diese beiden Belege keine Heim­</text:p>
      <text:p text:style-name="Standard">zier überliefern, begegnet man einer solchen im Pfälzer Wappenbuch von etwa</text:p>
      <text:p text:style-name="Standard">1460, wo das Vollwappen derer von «Kussnach» abgebildet ist. Der Schild</text:p>
      <text:p text:style-name="Standard">zeigt in Weiss ein rotes Kissen ohne Quasten und in gleicher Stellung wie im</text:p>
      <text:p text:style-name="Standard">Siegel, so dass also die Farben von Feld und Figur gegenüber der Darstellung</text:p>
      <text:p text:style-name="Standard">im Haus «Zum Loch» vertauscht sind. Als Heimkleinod erscheint ebenfalls</text:p>
      <text:p text:style-name="Standard">ein rotes Kissen (ohne Quasten)14.</text:p>
      <text:p text:style-name="Standard">Dieses Wappen ist nun nicht ohne weiteres zum Gemeindewappen von</text:p>
      <text:p text:style-name="Standard">Küssnacht am Rigi geworden. Ähnlich wie die Zürcher Gemeinde zuerst den</text:p>
      <text:p text:style-name="Standard">heiligen Georg als ihren Kirchenpatron im Wappen führte, zeigt das älteste</text:p>
      <text:p text:style-name="Standard">9</text:p>
      <text:p text:style-name="Standard">Weitere Informationen auf www.ortsgeschichte-kuesnacht.ch</text:p>
      <text:p text:style-name="Standard">Siegel der Schwyzer Gemeinde an einer Urkunde vom 27. Februar 1378 den</text:p>
      <text:p text:style-name="Standard">heiligen Petrus mit Tiara. und einem Schlüssel in der rechten Hand, weil die</text:p>
      <text:p text:style-name="Standard">Pfarrkirche von Küssnacht am Rigi St. Peter und Paul geweiht war. Di�ses</text:p>
      <text:p text:style-name="Standard">Siegel erscheint zum letztenmal am Landrechtsbrief vom 3. April 1424, und</text:p>
      <text:p text:style-name="Standard">Johannes Stumpf bringt es sogar noch in seiner Chronik von 1 5 48.15</text:p>
      <text:p text:style-name="Standard">Inzwischen aber hatte die Gemeinde das alte Symbol verlassen, denn in</text:p>
      <text:p text:style-name="Standard">einem Urbar über die Dinghöfe des Gotteshauses Luzern von 1499 taucht</text:p>
      <text:p text:style-name="Standard">plötzlich als Wappen der Gemeinde Küssnacht in einer Federzeichnung ein</text:p>
      <text:p text:style-name="Standard">Schild mit geradestehendem Kissen auf, wobei dieses zum ersten Male an den</text:p>
      <text:p text:style-name="Standard">Ecken mit Quasten besetzt ist. Die nächste Etappe in der ganzen Entwicklung</text:p>
      <text:p text:style-name="Standard">brachte die Drehung des Kissens auf eine Ecke, so wie wir sie beim Wappen</text:p>
      <text:p text:style-name="Standard">von Küsnacht am Zürichsee kennen. In dieser Weise schmückte es das Portal</text:p>
      <text:p text:style-name="Standard"><text:soft-page-break/>der Tellskapelle mit der Jahrzahl 1 6 1 8, ähnlich erscheint es auf einer Wappen­</text:p>
      <text:p text:style-name="Standard">scheibe in der Pfarrkirche von Meierskappel aus dem Jahre 1684, dann im</text:p>
      <text:p text:style-name="Standard">Rundsiegel der Gemeinde um 1712. ohne Schild, aber übereck gestellt und mit</text:p>
      <text:p text:style-name="Standard">zierlicher Damaszierung, welche die weisse Farbe des Kissens andeuten dürfte.</text:p>
      <text:p text:style-name="Standard">In etwas einfacherer Ausführung kehrt das Kissen wieder im Siegel der Land­</text:p>
      <text:p text:style-name="Standard">schaft Küssnacht um 1732, dann in ovalem Schild mit übereck gestelltem,</text:p>
      <text:p text:style-name="Standard">bequastetem und kreuzweise schraffiertem Kissen als Siegel der Kanzlei Küss­</text:p>
      <text:p text:style-name="Standard">nacht im Jahre 178616. Als einen Rückgriff auf ältere Formen müssen wir wohl</text:p>
      <text:p text:style-name="Standard">das Wappen der Gemeinde Küssnacht betrachten, das im Historisch-biographi­</text:p>
      <text:p text:style-name="Standard">schen Lexikon der Schweiz abgebildet ist. Es zeigt in Weiss balkenweise (also</text:p>
      <text:p text:style-name="Standard">nicht schräg) ein rechteckiges rotes Kissen mit kleinen Quasten an den Ecken.</text:p>
      <text:p text:style-name="Standard">Noch weiter zurück aber reicht das Gemeindewappen, wie es im Wappenbuch</text:p>
      <text:p text:style-name="Standard">des Kantons Schwyz von Styger aufgeführt ist ( l 9 3 6): Es stimmt mit dem der</text:p>
      <text:p text:style-name="Standard">Herren von Küssnacht überein, zeigt also in rotem Schild das geradestehende,</text:p>
      <text:p text:style-name="Standard">quastenlose weisse Kissen 11.</text:p>
      <text:p text:style-name="Standard">Unser Gemeindeschild als redendes Wappen</text:p>
      <text:p text:style-name="Standard">Es besteht nicht der geringste Zweifel, dass alle von uns aufgezählten Wappen­</text:p>
      <text:p text:style-name="Standard">formen mit dem Kissen als - übrigens stets einziger - Figur als redend zu be­</text:p>
      <text:p text:style-name="Standard">zeichnen sind. Solche Wappen lehnen sich an den Klang des Orts- oder</text:p>
      <text:p text:style-name="Standard">Familiennamens an, ohne sich irgendwie um die Etymologie und wirkliche Be­</text:p>
      <text:p text:style-name="Standard">deutung desselben zu kümmern. Wer wusste damals schon etwas vom ft1ndus</text:p>
      <text:p text:style-name="Standard">Cossoniacus? Also hielt man sich an das nächstliegende, an mittelhochdeutsch</text:p>
      <text:p text:style-name="Standard">kiissen, kiissin, das seinerseits auf Altfranzösisch coissin, cossin (neufrz. coussin) be­</text:p>
      <text:p text:style-name="Standard">ruht. Das Wort kam im Mittelalter vom Westen her mit der Sache zu uns, und</text:p>
      <text:p text:style-name="Standard">10</text:p>
      <text:p text:style-name="Standard">Weitere Informationen auf www.ortsgeschichte-kuesnacht.ch</text:p>
      <text:p text:style-name="Standard">die ursprüngliche ii-Form machte es nicht schwer, den Namen Küssnacht mit</text:p>
      <text:p text:style-name="Standard">ihr in Beziehung zu bringen. Die entrundete Lautform Kissen war noch im</text:p>
      <text:p text:style-name="Standard">Frühneuhochdeutschen selten; sie drang erst im 18.Jahrhundert vor und hat</text:p>
      <text:p text:style-name="Standard">wesentlich durch die Sprache Goethes gesiegtlS,</text:p>
      <text:p text:style-name="Standard">Damit ist es klar, dass das Wappen der Herren von Küssnacht redend ist;</text:p>
      <text:p text:style-name="Standard">sie griffen im ausgehenden 12. oder frühen 13. Jahrhundert gemäss dem</text:p>
      <text:p text:style-name="Standard">Klange ihres Namens zum kiissin, dessen alemannische Mundartform «Chüssi»</text:p>
      <text:p text:style-name="Standard">noch immer lebt. Ob dann die Gemeinde Küssnacht am Rigi, als sie ebenfalls</text:p>
      <text:p text:style-name="Standard">das Kissen-Wappen annahm, sich an das Wappen ihres Ortsadels erinnerte</text:p>
      <text:p text:style-name="Standard">oder ob sie wieder direkt an das Wort küssin anknüpfte, mag dahingestellt</text:p>
      <text:p text:style-name="Standard">bleiben. Wir vermuten das letztere, weil nämlich das Gemeindewappen von</text:p>
      <text:p text:style-name="Standard">Anfang an Quasten zeigt, der adelige Schild aber nie.</text:p>
      <text:p text:style-name="Standard">Bei Küsnacht am Zürichsee haben wir bereits festgestellt, dass eine Über­</text:p>
      <text:p text:style-name="Standard">nahme des Schildes vom Adelsgeschlecht ausgeschlossen ist, weil dieses hier</text:p>
      <text:p text:style-name="Standard">noch vor der Entstehung der Heraldik ausstarb. Es kommt also nur die Ver­</text:p>
      <text:p text:style-name="Standard">knüpfung des Dorfnamens mit dem ähnlich klingenden Worte kiissin und der</text:p>
      <text:p text:style-name="Standard">von ihm bezeichneten Sache in Frage. Diese Anlehnung geschah fast gleich­</text:p>
      <text:p text:style-name="Standard">zeitig wie bei Küssnacht am Rigi im ausgehenden Mittelalter, doch scheidet</text:p>
      <text:p text:style-name="Standard">eine gegenseitige Beeinflussung aus. In solchen Dingen verhielten sich die</text:p>
      <text:p text:style-name="Standard">Gemeinden, besonders wenn sie stundenweit voneinander entfernt lagen, völlig</text:p>
      <text:p text:style-name="Standard">eigenständig.</text:p>
      <text:p text:style-name="Standard">In diesem Zusammenhang ist noch auf das Wappen eines Geschlechtes hin­</text:p>
      <text:p text:style-name="Standard">zuweisen, das mit demjenigen von Küsnacht starke Ähnlichkeit aufweist, wo­</text:p>
      <text:p text:style-name="Standard"><text:soft-page-break/>bei die Tatsache, dass die Zweige der Familie im 14. und 15. Jahrhundert aus­</text:p>
      <text:p text:style-name="Standard">gerechnet in Zürich, Küsnacht, Herrliberg und der Enden anzutreffen waren,</text:p>
      <text:p text:style-name="Standard">zu allerlei Vermutungen Anlass geben konnte. Ein Heinrich Abdorf war um</text:p>
      <text:p text:style-name="Standard">1290 Bürger von Zürich, ein Rudolf 1373 bis 1391 Ratsherr der Constaffel, so</text:p>
      <text:p text:style-name="Standard">dass wenigstens diese ausgestorbene Linie als adelig zu gelten hat19, Gerold</text:p>
      <text:p text:style-name="Standard">Edlibach gibt in seinem Wappenbuch um 1488 für die in Zürich verbürgerten</text:p>
      <text:p text:style-name="Standard">Abdorf als Vollwappen in weissem Schild ein auf einer Ecke stehendes rotes</text:p>
      <text:p text:style-name="Standard">Kissen mit ebensolchen Quasten, das mit einer weissen Scheibe belegt ist. Als</text:p>
      <text:p text:style-name="Standard">Helmzier erscheint ein Hut, darauf das Kissen wie im Schild, doch steckt in</text:p>
      <text:p text:style-name="Standard">dessen Mitte noch ein weisser Stab mit Federbüschel. Nach Friedrich Hegi</text:p>
      <text:p text:style-name="Standard">würde es sich vielleicht erst um das Wappen der im Jahre 1401 eingebürgerten</text:p>
      <text:p text:style-name="Standard">Abdorf aus Küsnacht handeln, womit sich wieder die Möglichkeit eines re­</text:p>
      <text:p text:style-name="Standard">denden Wappens in Anlehnung an den heimatlichen Ortsnamen ergeben</text:p>
      <text:p text:style-name="Standard">würde. Das lässt sich freilich nicht entscheiden, weil die Siegel der Abdorf von</text:p>
      <text:p text:style-name="Standard">Zürich verloren sind und wir somit nicht wissen, ob nicht schon diese das</text:p>
      <text:p text:style-name="Standard">Kissen-Wappen geführt haben. Dann wäre ein Zusammenhang mit Küsnacht</text:p>
      <text:p text:style-name="Standard">fraglich20.</text:p>
      <text:p text:style-name="Standard">II</text:p>
      <text:p text:style-name="Standard">Weitere Informationen auf www.ortsgeschichte-kuesnacht.ch</text:p>
      <text:p text:style-name="Standard">Heutige Form und «Blasonierung»</text:p>
      <text:p text:style-name="Standard">Das Historisch-biographische Lexikon der Schweiz gab in den zwanziger</text:p>
      <text:p text:style-name="Standard">Jahren noch eine weitere Variante des Wappens von Küsnacht am Zürichsee.</text:p>
      <text:p text:style-name="Standard">Sie zeigt in rotem Schild ein schlecht stilisiertes, rechteckiges gelbes Kissen</text:p>
      <text:p text:style-name="Standard">mit Quasten und den schon aus anderen Darstellungen vertrauten, ornamen­</text:p>
      <text:p text:style-name="Standard">talen Linien. Die Beschreibung (Blasonierung) dazu lautet: «In Rot ein weisses</text:p>
      <text:p text:style-name="Standard">oder gelbes Kissen.» Es herrschte also damals in bezug auf die Farbe der</text:p>
      <text:p text:style-name="Standard">Schildfigur Unsicherheit; überdies ist die Beschreibung unvollständig, denn</text:p>
      <text:p text:style-name="Standard">die Schrägstellung des Kissens müsste erwähnt werden.</text:p>
      <text:p text:style-name="Standard">Damit kommen wir auf die Bedeutung der Blasonierung, das heisst der Be­</text:p>
      <text:p text:style-name="Standard">schreibung eines Wappens in der heraldischen Kunstsprache. Es genügt</text:p>
      <text:p text:style-name="Standard">nämlich nicht, ein Orts- oder Familienwappen nur durch eine farbige Skizze</text:p>
      <text:p text:style-name="Standard">festzulegen; vielmehr muss es auch in Worten «angesprochen» werden, denn</text:p>
      <text:p text:style-name="Standard">es ist denkbar, dass sich in einem Schilde Figuren befinden, von denen man</text:p>
      <text:p text:style-name="Standard">heute nicht mehr genau weiss, was sie darstellen. Ein Feuerstrahl, eine Wolfs­</text:p>
      <text:p text:style-name="Standard">angel, ein Maueranker, aber auch andere Geräte und gewisse stilisierte Pflanzen</text:p>
      <text:p text:style-name="Standard">oder Pflanzenteile werden nicht mehr von jedermann als das erkannt, was sie</text:p>
      <text:p text:style-name="Standard">sind. Zur Zeichnung muss daher stets auch die Blasonierung kommen, denn</text:p>
      <text:p text:style-name="Standard">erst dann ist ein Wappen unzweideutig festgelegt. Hiefür dient nun eine be­</text:p>
      <text:p text:style-name="Standard">sondere Kunstsprache mit feststehenden, dem Laien nicht in jedem Falle sofort</text:p>
      <text:p text:style-name="Standard">verständlichen Fachausdrücken. Während sich im Französischen diese heral­</text:p>
      <text:p text:style-name="Standard">dische Sprache zu hoher Vollendung entwickelt hat und sich strenger Regeln</text:p>
      <text:p text:style-name="Standard">bedient, blieb im deutschen Sprachraum die Wappenbeschreibung lange Zeit</text:p>
      <text:p text:style-name="Standard">das «Stiefkind der Heraldik». Man pflegte einen schwülstigen Kanzleistil,</text:p>
      <text:p text:style-name="Standard">und erst den Bemühungen heraldischer Gesellschaften gelang es im Laufe der</text:p>
      <text:p text:style-name="Standard">letzten hundert Jahre, auch die deutsche Kunstsprache in Regeln zu fassen21,</text:p>
      <text:p text:style-name="Standard">Leider aber glaubt man - aus falsch verstandener Rücksicht auf Allgemeinver­</text:p>
      <text:p text:style-name="Standard">ständlichkeit - immer wieder, von diesen Regeln abweichen zu müssen. Ab­</text:p>
      <text:p text:style-name="Standard">gesehen von den richtig verwendeten Fachausdrücken muss eine gute Blaso­</text:p>
      <text:p text:style-name="Standard">nierung zwei Bedingungen erfüllen:</text:p>
      <text:p text:style-name="Standard"><text:soft-page-break/>1. sie muss so abgefasst sein, dass ein Zeichner oder Maler das Wappen richtig</text:p>
      <text:p text:style-name="Standard">darstellen kann, ohne dass er es vorher je gesehen hat,</text:p>
      <text:p text:style-name="Standard">2. sie darf nichts enthalten, was selbstverständlich ist.</text:p>
      <text:p text:style-name="Standard">Zeigen wir das an einigen wenigen Beispielen. Bei einem Tier - Löwe, Wolf,</text:p>
      <text:p text:style-name="Standard">Pferd usw. - muss gesagt werden, in welcher Stellung es sich befindet, ob</text:p>
      <text:p text:style-name="Standard">stehend (alle vier Beine auf dem Boden), schreitend (ein Vorderbein gehoben)</text:p>
      <text:p text:style-name="Standard">oder aufrecht (auf zwei Hinterbeinen, wofür man auch «steigend» sagen kann).</text:p>
      <text:p text:style-name="Standard">Weitere Informationen auf www.ortsgeschichte-kuesnacht.ch</text:p>
      <text:p text:style-name="Standard">Bei einem schwarzen Löwen in goldenem Feld sind Krallen und Zunge nur</text:p>
      <text:p text:style-name="Standard">besonders anzusprechen, wenn sie in der Farbe vom Körper des Tieres ab­</text:p>
      <text:p text:style-name="Standard">weichen, wofür z.B. die Wendungen «rot bewehrt», «rot gezungt» zur Ver­</text:p>
      <text:p text:style-name="Standard">fügung stehen. Da im deutschen Sprachgebiet Steme normalerweise sechs</text:p>
      <text:p text:style-name="Standard">Strahlen besitzen, während in romanischen Ländem fünf üblich sind, braucht</text:p>
      <text:p text:style-name="Standard">man bei 1111 die Zahl der Strahlen nur anzugeben, wenn ausnahmsweise doch</text:p>
      <text:p text:style-name="Standard">fünf oder, wie in der bäuerlichen Heraldik, acht Strahlen vorkommen.</text:p>
      <text:p text:style-name="Standard">Nach diesen Grundsätzen ist auch die Blasonierung des Küsnachter Wappens</text:p>
      <text:p text:style-name="Standard">zu formulieren. Auf der Gemeindewappenkarte, wie sie 193 3 festgelegt wurde,</text:p>
      <text:p text:style-name="Standard">lautete die Beschreibung: «In Rot ein schräggestelltes goldenes Kissen mit</text:p>
      <text:p text:style-name="Standard">goldenen Quasten.» Dieser Text besitzt sowohl Mängel wie Überflüssiges.</text:p>
      <text:p text:style-name="Standard">Es fehlt vor allem die Angabe, welche Form das Kissen besitzt, denn - wie aus</text:p>
      <text:p text:style-name="Standard">den vorangegangenen Wandlungen der Wappen beider Küs(s)nacht hervor­</text:p>
      <text:p text:style-name="Standard">geht - könnte das Kissen quadratisch, rechteckig, kreisrund, rautenförmig</text:p>
      <text:p text:style-name="Standard">oder oval sein. Da «quadratisch»(= franz. cttn'e) ein in der deutschen heraldi­</text:p>
      <text:p text:style-name="Standard">schen Kunstsprache zulässiger Ausdruck ist, müssen wir das Küsnachter</text:p>
      <text:p text:style-name="Standard">Kissen in dieser Weise ansprechen.</text:p>
      <text:p text:style-name="Standard">Richtig ist in der bisherigen Blasonierung, dass die Stellung des Kissens ge­</text:p>
      <text:p text:style-name="Standard">meldet wird, denn - wie wir beim Wappen von Küssnacht am Rigi gesehen</text:p>
      <text:p text:style-name="Standard">haben -, es besteht die Möglichkeit der geraden und der schrägen Plazierung</text:p>
      <text:p text:style-name="Standard">im Schildfeld. Nun ist aber in unserem Falle «schräggestellt» kein glücklicher</text:p>
      <text:p text:style-name="Standard">Ausdruck, weil man hiebei an einen länglichen Gegenstand denkt. Für Schwer­</text:p>
      <text:p text:style-name="Standard">ter, Pflugscharen, Lanzen, Schlüssel usw. wäre er durchaus angebracht, ebenso</text:p>
      <text:p text:style-name="Standard">für ein rechtec!eiges Kissen. Da in der bisherigen Blasonierung nicht gesagt wird,</text:p>
      <text:p text:style-name="Standard">dass das Kissen gleichseitig-rechtwinklig ist, könnte das Wort «schräggestellt»</text:p>
      <text:p text:style-name="Standard">einen Leser, der das Küsnachter Wappen noch nie gesehen hat, dazu verleiten,</text:p>
      <text:p text:style-name="Standard">es rechteckig (oder gar rautenförmig) zu zeichnen. Wie aber soll nun die gel­</text:p>
      <text:p text:style-name="Standard">tende Stellung angesprochen werden? Es gibt für ein quadratisches Kissen -</text:p>
      <text:p text:style-name="Standard">auch für jedes andere Quadrat - nur einen passenden Ausdruck, nämlich</text:p>
      <text:p text:style-name="Standard">«iihereck gestellt». Er wurde tatsächlich in der Wappenkunst verwendet und ist</text:p>
      <text:p text:style-name="Standard">unseres Erachtens unmissverständlich 22.</text:p>
      <text:p text:style-name="Standard">Es bleiben noch die Quasten. Da sie die gleiche Tinktur aufweisen wie das</text:p>
      <text:p text:style-name="Standard">Kissen selbst, kann das Wort «golden» für sie wegbleiben. Dieser Überge­</text:p>
      <text:p text:style-name="Standard">nauigkeit steht aber in der alten Blasonierung die Unklarheit über Zahl und</text:p>
      <text:p text:style-name="Standard">Ansatzstellen der Quasten gegenüber, was um so schwerwiegender ist, als über</text:p>
      <text:p text:style-name="Standard">die Form des Kissens bisher nichts gesagt wurde. Nun, da wir das Kissen als</text:p>
      <text:p text:style-name="Standard">quadratisch ansprechen, wird es schon fast selbstverständlich, dass es sich um</text:p>
      <text:p text:style-name="Standard">vier Quasten an den Ecken handeln muss. Würde man aber beifügen «mit</text:p>
      <text:p text:style-name="Standard">Quasten an den Ecken», wäre das wieder fast überdeutlich und zudem wegen</text:p>
      <text:p text:style-name="Standard">des vorausgehenden Wortes «übereck» auch stilistisch unschön. Wir ziehen es</text:p>
      <text:p text:style-name="Standard">Weitere Informationen auf www.ortsgeschichte-kuesnacht.ch</text:p>
      <text:p text:style-name="Standard"><text:soft-page-break/>daher vor, die Vierzahl der Quasten anzugeben, denn dadurch wird ihre An­</text:p>
      <text:p text:style-name="Standard">fügung an den Ecken des Kissens zur Selbstverständlichkeit. Damit ergibt sich</text:p>
      <text:p text:style-name="Standard">für das Gemeindewappen von Küsnacht die folgende unmissverständliche</text:p>
      <text:p text:style-name="Standard">Blasonierung:</text:p>
      <text:p text:style-name="Standard">In Rot ein iibereck gestelltes, fJlfadratisches goldenes Kissen mit vier QtlllSten.</text:p>
      <text:p text:style-name="Standard">HansKläui</text:p>
      <text:p text:style-name="Standard">Anmerlumgm</text:p>
      <text:p text:style-name="Standard">1 Zürcher Taschenbuch auf das Jahr 1923, S. 230 ff.: Frietlrith Hegi-NaBf. Glasgemälde und Wappen</text:p>
      <text:p text:style-name="Standard">2iircherischer Gemeinden (Küsnacht: S. 249 ff.). Abbildung 21 bei Seite 248.</text:p>
      <text:p text:style-name="Standard">• Wappenbrief Gubelmann: Staatsarchiv Zürich, Küsnacht Nr. 155; Abbildung in Sthofh, Ge­</text:p>
      <text:p text:style-name="Standard">schichte der Gemeinde Küsnacht, bei Seite l 20.</text:p>
      <text:p text:style-name="Standard">• Die Hegner von Winterthur führten beispielsweise in ihren Siegeln das Metzgerbeil lange bevor sie</text:p>
      <text:p text:style-name="Standard">von Dekan Albrecht von Bonstetten am 28. August 1492 ihren Wappenbrief erhielten.</text:p>
      <text:p text:style-name="Standard">4 Zentralbibliothek Zürich, Mskr. A 75; vgl. Zürcher Taschenbuch 1923, S. 2j3.</text:p>
      <text:p text:style-name="Standard">6 Jahrbuch vom Zürichsee 1948/49 : GBOrg Bäth/,,., Die Wappen der Zürichseegemeinden, S. 172 ff.</text:p>
      <text:p text:style-name="Standard">(Küsnacht: S. 175 f.).</text:p>
      <text:p text:style-name="Standard">• Hegi im Zürcher Taschenbuch 1923, S. 252, sowie Akten der Antiquarischen Gesellschaft zum</text:p>
      <text:p text:style-name="Standard">Gemeindewappen von Küsnacht.</text:p>
      <text:p text:style-name="Standard">• Gleiche Quellen.</text:p>
      <text:p text:style-name="Standard">• Gleiche Quellen.</text:p>
      <text:p text:style-name="Standard">9 Küsnachter Jahresblätter 1964: Paul Kläui, Küsnacht und die Herren von Küsnacht, S. 3 ff. -</text:p>
      <text:p text:style-name="Standard">Die Urkunde von 1087: Quellen zur Schweizergeschichte, Band m, l, s. 16.</text:p>
      <text:p text:style-name="Standard">10 Ruopertus: Quellenwerk zur Entstehung der Eidgenossenschaft, Abt. II, Band 3, S. 370.</text:p>
      <text:p text:style-name="Standard">11 Mert 11111 Hegi, Die Wappenrolle von Zürich, S. 220; Genealogisches Handbuch zur Schweizer-</text:p>
      <text:p text:style-name="Standard">geschichte III, 404; und Stammtafel 35: Historisch-biographisches Lexikon der Schweiz IV, 559.</text:p>
      <text:p text:style-name="Standard">11 Zürcher Wappenrolle.</text:p>
      <text:p text:style-name="Standard">18 Ebenda, Siegeltafel VII, Nr. 2.</text:p>
      <text:p text:style-name="Standard">14 Ebenda, S. 220, und Schweizerisches Archiv für Heraldik 1928 (42). S. 35/36 (Abb. 41).</text:p>
      <text:p text:style-name="Standard">16 Schweiz. Archiv f. Heraldik 1916 (30): A. TNlllmann, Siegel und Wappen der Landschaft und der</text:p>
      <text:p text:style-name="Standard">Landleute von Küssnach, S. 21 ff., 74f1'., n3 ff.</text:p>
      <text:p text:style-name="Standard">•• Ebenda, Abbildungen S. 22.</text:p>
      <text:p text:style-name="Standard">17 Historisch-biographisches Lexikon IV, 559; Styg,,., Wappenbuch des Kantons Schwyz, S. 274, 296.</text:p>
      <text:p text:style-name="Standard">19 Kluge, Etymologisches Wörterbuch der deutschen Sprache, 20. Aufl., bearb. von Walther Mitzka</text:p>
      <text:p text:style-name="Standard">(1967).</text:p>
      <text:p text:style-name="Standard">19 Historisch-biographisches Lexikon I; Steuerbücher von Stadt und Landschaft Zürich; Werner</text:p>
      <text:p text:style-name="Standard">Sthl[Ytkr, Zürcher Ratslisten, S. 40 und 130-148.</text:p>
      <text:p text:style-name="Standard">•• Wappenbuch von G. Etllibt#h in Donaueschingen (Photokopien im Staatsarchiv Zürich); Zürcher</text:p>
      <text:p text:style-name="Standard">Taschenbuch 1923, S. 25 2. - Ein Siegel des Heinrich Abdorf, Bürger von Zürich, hing an der Ur­</text:p>
      <text:p text:style-name="Standard">kunde vom l 8. November 1290, ist aber verschwunden (Urkundenbuch Zürich VI, 90, Nr. 2n l).</text:p>
      <text:p text:style-name="Standard">11 D. L. Gaibreath, Handbüchlein der Heraldik, 2. Aufl. (1948). S. 201 ff.; Wappenfibel, Handbuch</text:p>
      <text:p text:style-name="Standard">der Heraldik, 15. Aufl., herausgegeben vom «Herold» (1967). S. 42.</text:p>
      <text:p text:style-name="Standard">•• Vgl. Grimm, Deutsches Wörterbuch: «übereck gestellte Felder in der Wappenkunst Oablonski)».</text:p>
      <text:p text:style-name="Standard">14</text:p>
      <text:p text:style-name="Standard">Weitere Informationen auf www.ortsgeschichte-kuesnacht.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01T20:35:22.10</meta:creation-date>
    <meta:document-statistic meta:table-count="0" meta:image-count="0" meta:object-count="0" meta:page-count="8" meta:paragraph-count="387" meta:word-count="4019" meta:character-count="26231"/>
    <dc:date>2023-04-01T20:37:06.63</dc:date>
    <meta:editing-duration>PT1M45S</meta:editing-duration>
    <meta:editing-cycles>1</meta:editing-cycles>
    <meta:generator>OpenOffice/4.1.8$Win32 OpenOffice.org_project/418m3$Build-9803</meta:generator>
  </office:meta>
</office:document-meta>
</file>